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125.29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ker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Bundestagswahl 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tliches Endergebn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ebiet</text:p>
          </table:table-cell>
          <table:table-cell office:value-type="string" calcext:value-type="string">
            <text:p>gehört zu</text:p>
          </table:table-cell>
          <table:table-cell office:value-type="string" calcext:value-type="string">
            <text:p>Wahlberechtigte</text:p>
          </table:table-cell>
          <table:table-cell table:number-columns-repeated="3"/>
          <table:table-cell office:value-type="string" calcext:value-type="string">
            <text:p>Gültige Stimmen</text:p>
          </table:table-cell>
          <table:table-cell table:number-columns-repeated="3"/>
          <table:table-cell office:value-type="string" calcext:value-type="string">
            <text:p>Alternative für Deutschlan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ststimmen</text:p>
          </table:table-cell>
          <table:table-cell/>
          <table:table-cell office:value-type="string" calcext:value-type="string">
            <text:p>Zweitstimmen</text:p>
          </table:table-cell>
          <table:table-cell/>
          <table:table-cell office:value-type="string" calcext:value-type="string">
            <text:p>Erststimmen</text:p>
          </table:table-cell>
          <table:table-cell/>
          <table:table-cell office:value-type="string" calcext:value-type="string">
            <text:p>Zweitstimmen</text:p>
          </table:table-cell>
          <table:table-cell/>
          <table:table-cell office:value-type="string" calcext:value-type="string">
            <text:p>Erststimmen</text:p>
          </table:table-cell>
          <table:table-cell/>
          <table:table-cell office:value-type="string" calcext:value-type="string">
            <text:p>Zweitstimm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dgültig</text:p>
          </table:table-cell>
          <table:table-cell office:value-type="string" calcext:value-type="string">
            <text:p>Vorperiode</text:p>
          </table:table-cell>
          <table:table-cell office:value-type="string" calcext:value-type="string">
            <text:p>Endgültig</text:p>
          </table:table-cell>
          <table:table-cell office:value-type="string" calcext:value-type="string">
            <text:p>Vorperiode</text:p>
          </table:table-cell>
          <table:table-cell office:value-type="string" calcext:value-type="string">
            <text:p>Endgültig</text:p>
          </table:table-cell>
          <table:table-cell office:value-type="string" calcext:value-type="string">
            <text:p>Vorperiode</text:p>
          </table:table-cell>
          <table:table-cell office:value-type="string" calcext:value-type="string">
            <text:p>Endgültig</text:p>
          </table:table-cell>
          <table:table-cell office:value-type="string" calcext:value-type="string">
            <text:p>Vorperiode</text:p>
          </table:table-cell>
          <table:table-cell office:value-type="string" calcext:value-type="string">
            <text:p>Endgültig</text:p>
          </table:table-cell>
          <table:table-cell office:value-type="string" calcext:value-type="string">
            <text:p>Vorperiode</text:p>
          </table:table-cell>
          <table:table-cell office:value-type="string" calcext:value-type="string">
            <text:p>Endgültig</text:p>
          </table:table-cell>
          <table:table-cell office:value-type="string" calcext:value-type="string">
            <text:p>Vorper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leswig-Holstein</text:p>
          </table:table-cell>
          <table:table-cell office:value-type="float" office:value="99" calcext:value-type="float">
            <text:p>99</text:p>
          </table:table-cell>
          <table:table-cell office:value-type="float" office:value="2272717" calcext:value-type="float">
            <text:p>2272717</text:p>
          </table:table-cell>
          <table:table-cell office:value-type="float" office:value="2266012" calcext:value-type="float">
            <text:p>2266012</text:p>
          </table:table-cell>
          <table:table-cell office:value-type="float" office:value="2272717" calcext:value-type="float">
            <text:p>2272717</text:p>
          </table:table-cell>
          <table:table-cell office:value-type="float" office:value="2266012" calcext:value-type="float">
            <text:p>2266012</text:p>
          </table:table-cell>
          <table:table-cell office:value-type="float" office:value="1760013" calcext:value-type="float">
            <text:p>1760013</text:p>
          </table:table-cell>
          <table:table-cell office:value-type="float" office:value="1713022" calcext:value-type="float">
            <text:p>1713022</text:p>
          </table:table-cell>
          <table:table-cell office:value-type="float" office:value="1762754" calcext:value-type="float">
            <text:p>1762754</text:p>
          </table:table-cell>
          <table:table-cell office:value-type="float" office:value="1715641" calcext:value-type="float">
            <text:p>1715641</text:p>
          </table:table-cell>
          <table:table-cell office:value-type="float" office:value="113641" calcext:value-type="float">
            <text:p>113641</text:p>
          </table:table-cell>
          <table:table-cell office:value-type="float" office:value="128641" calcext:value-type="float">
            <text:p>128641</text:p>
          </table:table-cell>
          <table:table-cell office:value-type="float" office:value="119566" calcext:value-type="float">
            <text:p>119566</text:p>
          </table:table-cell>
          <table:table-cell office:value-type="float" office:value="140362" calcext:value-type="float">
            <text:p>140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cklenburg-Vorpommern</text:p>
          </table:table-cell>
          <table:table-cell office:value-type="float" office:value="99" calcext:value-type="float">
            <text:p>99</text:p>
          </table:table-cell>
          <table:table-cell office:value-type="float" office:value="1314435" calcext:value-type="float">
            <text:p>1314435</text:p>
          </table:table-cell>
          <table:table-cell office:value-type="float" office:value="1324614" calcext:value-type="float">
            <text:p>1324614</text:p>
          </table:table-cell>
          <table:table-cell office:value-type="float" office:value="1314435" calcext:value-type="float">
            <text:p>1314435</text:p>
          </table:table-cell>
          <table:table-cell office:value-type="float" office:value="1324614" calcext:value-type="float">
            <text:p>1324614</text:p>
          </table:table-cell>
          <table:table-cell office:value-type="float" office:value="918086" calcext:value-type="float">
            <text:p>918086</text:p>
          </table:table-cell>
          <table:table-cell office:value-type="float" office:value="926845" calcext:value-type="float">
            <text:p>926845</text:p>
          </table:table-cell>
          <table:table-cell office:value-type="float" office:value="918859" calcext:value-type="float">
            <text:p>918859</text:p>
          </table:table-cell>
          <table:table-cell office:value-type="float" office:value="927510" calcext:value-type="float">
            <text:p>927510</text:p>
          </table:table-cell>
          <table:table-cell office:value-type="float" office:value="169977" calcext:value-type="float">
            <text:p>169977</text:p>
          </table:table-cell>
          <table:table-cell office:value-type="float" office:value="168456" calcext:value-type="float">
            <text:p>168456</text:p>
          </table:table-cell>
          <table:table-cell office:value-type="float" office:value="165342" calcext:value-type="float">
            <text:p>165342</text:p>
          </table:table-cell>
          <table:table-cell office:value-type="float" office:value="172409" calcext:value-type="float">
            <text:p>172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float" office:value="99" calcext:value-type="float">
            <text:p>99</text:p>
          </table:table-cell>
          <table:table-cell office:value-type="float" office:value="1298792" calcext:value-type="float">
            <text:p>1298792</text:p>
          </table:table-cell>
          <table:table-cell office:value-type="float" office:value="1296656" calcext:value-type="float">
            <text:p>1296656</text:p>
          </table:table-cell>
          <table:table-cell office:value-type="float" office:value="1298792" calcext:value-type="float">
            <text:p>1298792</text:p>
          </table:table-cell>
          <table:table-cell office:value-type="float" office:value="1296656" calcext:value-type="float">
            <text:p>1296656</text:p>
          </table:table-cell>
          <table:table-cell office:value-type="float" office:value="1003324" calcext:value-type="float">
            <text:p>1003324</text:p>
          </table:table-cell>
          <table:table-cell office:value-type="float" office:value="975672" calcext:value-type="float">
            <text:p>975672</text:p>
          </table:table-cell>
          <table:table-cell office:value-type="float" office:value="1005544" calcext:value-type="float">
            <text:p>1005544</text:p>
          </table:table-cell>
          <table:table-cell office:value-type="float" office:value="978118" calcext:value-type="float">
            <text:p>978118</text:p>
          </table:table-cell>
          <table:table-cell office:value-type="float" office:value="49828" calcext:value-type="float">
            <text:p>49828</text:p>
          </table:table-cell>
          <table:table-cell office:value-type="float" office:value="71527" calcext:value-type="float">
            <text:p>71527</text:p>
          </table:table-cell>
          <table:table-cell office:value-type="float" office:value="50537" calcext:value-type="float">
            <text:p>50537</text:p>
          </table:table-cell>
          <table:table-cell office:value-type="float" office:value="76511" calcext:value-type="float">
            <text:p>76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edersachsen</text:p>
          </table:table-cell>
          <table:table-cell office:value-type="float" office:value="99" calcext:value-type="float">
            <text:p>99</text:p>
          </table:table-cell>
          <table:table-cell office:value-type="float" office:value="6105381" calcext:value-type="float">
            <text:p>6105381</text:p>
          </table:table-cell>
          <table:table-cell office:value-type="float" office:value="6124582" calcext:value-type="float">
            <text:p>6124582</text:p>
          </table:table-cell>
          <table:table-cell office:value-type="float" office:value="6105381" calcext:value-type="float">
            <text:p>6105381</text:p>
          </table:table-cell>
          <table:table-cell office:value-type="float" office:value="6124582" calcext:value-type="float">
            <text:p>6124582</text:p>
          </table:table-cell>
          <table:table-cell office:value-type="float" office:value="4518572" calcext:value-type="float">
            <text:p>4518572</text:p>
          </table:table-cell>
          <table:table-cell office:value-type="float" office:value="4635317" calcext:value-type="float">
            <text:p>4635317</text:p>
          </table:table-cell>
          <table:table-cell office:value-type="float" office:value="4523221" calcext:value-type="float">
            <text:p>4523221</text:p>
          </table:table-cell>
          <table:table-cell office:value-type="float" office:value="4646976" calcext:value-type="float">
            <text:p>4646976</text:p>
          </table:table-cell>
          <table:table-cell office:value-type="float" office:value="292032" calcext:value-type="float">
            <text:p>292032</text:p>
          </table:table-cell>
          <table:table-cell office:value-type="float" office:value="369663" calcext:value-type="float">
            <text:p>369663</text:p>
          </table:table-cell>
          <table:table-cell office:value-type="float" office:value="336434" calcext:value-type="float">
            <text:p>336434</text:p>
          </table:table-cell>
          <table:table-cell office:value-type="float" office:value="422362" calcext:value-type="float">
            <text:p>422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men</text:p>
          </table:table-cell>
          <table:table-cell office:value-type="float" office:value="99" calcext:value-type="float">
            <text:p>99</text:p>
          </table:table-cell>
          <table:table-cell office:value-type="float" office:value="459749" calcext:value-type="float">
            <text:p>459749</text:p>
          </table:table-cell>
          <table:table-cell office:value-type="float" office:value="474151" calcext:value-type="float">
            <text:p>474151</text:p>
          </table:table-cell>
          <table:table-cell office:value-type="float" office:value="459749" calcext:value-type="float">
            <text:p>459749</text:p>
          </table:table-cell>
          <table:table-cell office:value-type="float" office:value="474151" calcext:value-type="float">
            <text:p>474151</text:p>
          </table:table-cell>
          <table:table-cell office:value-type="float" office:value="327057" calcext:value-type="float">
            <text:p>327057</text:p>
          </table:table-cell>
          <table:table-cell office:value-type="float" office:value="331043" calcext:value-type="float">
            <text:p>331043</text:p>
          </table:table-cell>
          <table:table-cell office:value-type="float" office:value="328040" calcext:value-type="float">
            <text:p>328040</text:p>
          </table:table-cell>
          <table:table-cell office:value-type="float" office:value="332323" calcext:value-type="float">
            <text:p>332323</text:p>
          </table:table-cell>
          <table:table-cell office:value-type="float" office:value="21565" calcext:value-type="float">
            <text:p>21565</text:p>
          </table:table-cell>
          <table:table-cell office:value-type="float" office:value="30935" calcext:value-type="float">
            <text:p>30935</text:p>
          </table:table-cell>
          <table:table-cell office:value-type="float" office:value="22575" calcext:value-type="float">
            <text:p>22575</text:p>
          </table:table-cell>
          <table:table-cell office:value-type="float" office:value="33244" calcext:value-type="float">
            <text:p>33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andenburg</text:p>
          </table:table-cell>
          <table:table-cell office:value-type="float" office:value="99" calcext:value-type="float">
            <text:p>99</text:p>
          </table:table-cell>
          <table:table-cell office:value-type="float" office:value="2048844" calcext:value-type="float">
            <text:p>2048844</text:p>
          </table:table-cell>
          <table:table-cell office:value-type="float" office:value="2051559" calcext:value-type="float">
            <text:p>2051559</text:p>
          </table:table-cell>
          <table:table-cell office:value-type="float" office:value="2048844" calcext:value-type="float">
            <text:p>2048844</text:p>
          </table:table-cell>
          <table:table-cell office:value-type="float" office:value="2051559" calcext:value-type="float">
            <text:p>2051559</text:p>
          </table:table-cell>
          <table:table-cell office:value-type="float" office:value="1527758" calcext:value-type="float">
            <text:p>1527758</text:p>
          </table:table-cell>
          <table:table-cell office:value-type="float" office:value="1488402" calcext:value-type="float">
            <text:p>1488402</text:p>
          </table:table-cell>
          <table:table-cell office:value-type="float" office:value="1529643" calcext:value-type="float">
            <text:p>1529643</text:p>
          </table:table-cell>
          <table:table-cell office:value-type="float" office:value="1490831" calcext:value-type="float">
            <text:p>1490831</text:p>
          </table:table-cell>
          <table:table-cell office:value-type="float" office:value="279978" calcext:value-type="float">
            <text:p>279978</text:p>
          </table:table-cell>
          <table:table-cell office:value-type="float" office:value="289204" calcext:value-type="float">
            <text:p>289204</text:p>
          </table:table-cell>
          <table:table-cell office:value-type="float" office:value="277412" calcext:value-type="float">
            <text:p>277412</text:p>
          </table:table-cell>
          <table:table-cell office:value-type="float" office:value="301103" calcext:value-type="float">
            <text:p>301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chsen-Anhalt</text:p>
          </table:table-cell>
          <table:table-cell office:value-type="float" office:value="99" calcext:value-type="float">
            <text:p>99</text:p>
          </table:table-cell>
          <table:table-cell office:value-type="float" office:value="1789775" calcext:value-type="float">
            <text:p>1789775</text:p>
          </table:table-cell>
          <table:table-cell office:value-type="float" office:value="1854891" calcext:value-type="float">
            <text:p>1854891</text:p>
          </table:table-cell>
          <table:table-cell office:value-type="float" office:value="1789775" calcext:value-type="float">
            <text:p>1789775</text:p>
          </table:table-cell>
          <table:table-cell office:value-type="float" office:value="1854891" calcext:value-type="float">
            <text:p>1854891</text:p>
          </table:table-cell>
          <table:table-cell office:value-type="float" office:value="1200178" calcext:value-type="float">
            <text:p>1200178</text:p>
          </table:table-cell>
          <table:table-cell office:value-type="float" office:value="1240525" calcext:value-type="float">
            <text:p>1240525</text:p>
          </table:table-cell>
          <table:table-cell office:value-type="float" office:value="1201940" calcext:value-type="float">
            <text:p>1201940</text:p>
          </table:table-cell>
          <table:table-cell office:value-type="float" office:value="1244980" calcext:value-type="float">
            <text:p>1244980</text:p>
          </table:table-cell>
          <table:table-cell office:value-type="float" office:value="242065" calcext:value-type="float">
            <text:p>242065</text:p>
          </table:table-cell>
          <table:table-cell office:value-type="float" office:value="210127" calcext:value-type="float">
            <text:p>210127</text:p>
          </table:table-cell>
          <table:table-cell office:value-type="float" office:value="235492" calcext:value-type="float">
            <text:p>235492</text:p>
          </table:table-cell>
          <table:table-cell office:value-type="float" office:value="244401" calcext:value-type="float">
            <text:p>2444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99" calcext:value-type="float">
            <text:p>99</text:p>
          </table:table-cell>
          <table:table-cell office:value-type="float" office:value="2468919" calcext:value-type="float">
            <text:p>2468919</text:p>
          </table:table-cell>
          <table:table-cell office:value-type="float" office:value="2503070" calcext:value-type="float">
            <text:p>2503070</text:p>
          </table:table-cell>
          <table:table-cell office:value-type="float" office:value="2468919" calcext:value-type="float">
            <text:p>2468919</text:p>
          </table:table-cell>
          <table:table-cell office:value-type="float" office:value="2503070" calcext:value-type="float">
            <text:p>2503070</text:p>
          </table:table-cell>
          <table:table-cell office:value-type="float" office:value="1825272" calcext:value-type="float">
            <text:p>1825272</text:p>
          </table:table-cell>
          <table:table-cell office:value-type="float" office:value="1865474" calcext:value-type="float">
            <text:p>1865474</text:p>
          </table:table-cell>
          <table:table-cell office:value-type="float" office:value="1826581" calcext:value-type="float">
            <text:p>1826581</text:p>
          </table:table-cell>
          <table:table-cell office:value-type="float" office:value="1869042" calcext:value-type="float">
            <text:p>1869042</text:p>
          </table:table-cell>
          <table:table-cell office:value-type="float" office:value="147134" calcext:value-type="float">
            <text:p>147134</text:p>
          </table:table-cell>
          <table:table-cell office:value-type="float" office:value="212211" calcext:value-type="float">
            <text:p>212211</text:p>
          </table:table-cell>
          <table:table-cell office:value-type="float" office:value="153694" calcext:value-type="float">
            <text:p>153694</text:p>
          </table:table-cell>
          <table:table-cell office:value-type="float" office:value="225170" calcext:value-type="float">
            <text:p>2251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drhein-Westfalen</text:p>
          </table:table-cell>
          <table:table-cell office:value-type="float" office:value="99" calcext:value-type="float">
            <text:p>99</text:p>
          </table:table-cell>
          <table:table-cell office:value-type="float" office:value="13040267" calcext:value-type="float">
            <text:p>13040267</text:p>
          </table:table-cell>
          <table:table-cell office:value-type="float" office:value="13174577" calcext:value-type="float">
            <text:p>13174577</text:p>
          </table:table-cell>
          <table:table-cell office:value-type="float" office:value="13040267" calcext:value-type="float">
            <text:p>13040267</text:p>
          </table:table-cell>
          <table:table-cell office:value-type="float" office:value="13174577" calcext:value-type="float">
            <text:p>13174577</text:p>
          </table:table-cell>
          <table:table-cell office:value-type="float" office:value="9868519" calcext:value-type="float">
            <text:p>9868519</text:p>
          </table:table-cell>
          <table:table-cell office:value-type="float" office:value="9814170" calcext:value-type="float">
            <text:p>9814170</text:p>
          </table:table-cell>
          <table:table-cell office:value-type="float" office:value="9888030" calcext:value-type="float">
            <text:p>9888030</text:p>
          </table:table-cell>
          <table:table-cell office:value-type="float" office:value="9853377" calcext:value-type="float">
            <text:p>9853377</text:p>
          </table:table-cell>
          <table:table-cell office:value-type="float" office:value="705020" calcext:value-type="float">
            <text:p>705020</text:p>
          </table:table-cell>
          <table:table-cell office:value-type="float" office:value="799777" calcext:value-type="float">
            <text:p>799777</text:p>
          </table:table-cell>
          <table:table-cell office:value-type="float" office:value="717510" calcext:value-type="float">
            <text:p>717510</text:p>
          </table:table-cell>
          <table:table-cell office:value-type="float" office:value="928425" calcext:value-type="float">
            <text:p>9284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chsen</text:p>
          </table:table-cell>
          <table:table-cell office:value-type="float" office:value="99" calcext:value-type="float">
            <text:p>99</text:p>
          </table:table-cell>
          <table:table-cell office:value-type="float" office:value="3253667" calcext:value-type="float">
            <text:p>3253667</text:p>
          </table:table-cell>
          <table:table-cell office:value-type="float" office:value="3329550" calcext:value-type="float">
            <text:p>3329550</text:p>
          </table:table-cell>
          <table:table-cell office:value-type="float" office:value="3253667" calcext:value-type="float">
            <text:p>3253667</text:p>
          </table:table-cell>
          <table:table-cell office:value-type="float" office:value="3329550" calcext:value-type="float">
            <text:p>3329550</text:p>
          </table:table-cell>
          <table:table-cell office:value-type="float" office:value="2459579" calcext:value-type="float">
            <text:p>2459579</text:p>
          </table:table-cell>
          <table:table-cell office:value-type="float" office:value="2469733" calcext:value-type="float">
            <text:p>2469733</text:p>
          </table:table-cell>
          <table:table-cell office:value-type="float" office:value="2462897" calcext:value-type="float">
            <text:p>2462897</text:p>
          </table:table-cell>
          <table:table-cell office:value-type="float" office:value="2479404" calcext:value-type="float">
            <text:p>2479404</text:p>
          </table:table-cell>
          <table:table-cell office:value-type="float" office:value="632881" calcext:value-type="float">
            <text:p>632881</text:p>
          </table:table-cell>
          <table:table-cell office:value-type="float" office:value="628048" calcext:value-type="float">
            <text:p>628048</text:p>
          </table:table-cell>
          <table:table-cell office:value-type="float" office:value="607044" calcext:value-type="float">
            <text:p>607044</text:p>
          </table:table-cell>
          <table:table-cell office:value-type="float" office:value="669940" calcext:value-type="float">
            <text:p>6699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ssen</text:p>
          </table:table-cell>
          <table:table-cell office:value-type="float" office:value="99" calcext:value-type="float">
            <text:p>99</text:p>
          </table:table-cell>
          <table:table-cell office:value-type="float" office:value="4383047" calcext:value-type="float">
            <text:p>4383047</text:p>
          </table:table-cell>
          <table:table-cell office:value-type="float" office:value="4408986" calcext:value-type="float">
            <text:p>4408986</text:p>
          </table:table-cell>
          <table:table-cell office:value-type="float" office:value="4383047" calcext:value-type="float">
            <text:p>4383047</text:p>
          </table:table-cell>
          <table:table-cell office:value-type="float" office:value="4408986" calcext:value-type="float">
            <text:p>4408986</text:p>
          </table:table-cell>
          <table:table-cell office:value-type="float" office:value="3295933" calcext:value-type="float">
            <text:p>3295933</text:p>
          </table:table-cell>
          <table:table-cell office:value-type="float" office:value="3344552" calcext:value-type="float">
            <text:p>33445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3348900" calcext:value-type="float">
            <text:p>3348900</text:p>
          </table:table-cell>
          <table:table-cell office:value-type="float" office:value="285337" calcext:value-type="float">
            <text:p>285337</text:p>
          </table:table-cell>
          <table:table-cell office:value-type="float" office:value="375528" calcext:value-type="float">
            <text:p>375528</text:p>
          </table:table-cell>
          <table:table-cell office:value-type="float" office:value="290978" calcext:value-type="float">
            <text:p>290978</text:p>
          </table:table-cell>
          <table:table-cell office:value-type="float" office:value="398712" calcext:value-type="float">
            <text:p>3987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üringen</text:p>
          </table:table-cell>
          <table:table-cell office:value-type="float" office:value="99" calcext:value-type="float">
            <text:p>99</text:p>
          </table:table-cell>
          <table:table-cell office:value-type="float" office:value="1707726" calcext:value-type="float">
            <text:p>1707726</text:p>
          </table:table-cell>
          <table:table-cell office:value-type="float" office:value="1767014" calcext:value-type="float">
            <text:p>1767014</text:p>
          </table:table-cell>
          <table:table-cell office:value-type="float" office:value="1707726" calcext:value-type="float">
            <text:p>1707726</text:p>
          </table:table-cell>
          <table:table-cell office:value-type="float" office:value="1767014" calcext:value-type="float">
            <text:p>1767014</text:p>
          </table:table-cell>
          <table:table-cell office:value-type="float" office:value="1263081" calcext:value-type="float">
            <text:p>1263081</text:p>
          </table:table-cell>
          <table:table-cell office:value-type="float" office:value="1292667" calcext:value-type="float">
            <text:p>1292667</text:p>
          </table:table-cell>
          <table:table-cell office:value-type="float" office:value="1264911" calcext:value-type="float">
            <text:p>1264911</text:p>
          </table:table-cell>
          <table:table-cell office:value-type="float" office:value="1294448" calcext:value-type="float">
            <text:p>1294448</text:p>
          </table:table-cell>
          <table:table-cell office:value-type="float" office:value="298971" calcext:value-type="float">
            <text:p>298971</text:p>
          </table:table-cell>
          <table:table-cell office:value-type="float" office:value="291466" calcext:value-type="float">
            <text:p>291466</text:p>
          </table:table-cell>
          <table:table-cell office:value-type="float" office:value="303233" calcext:value-type="float">
            <text:p>303233</text:p>
          </table:table-cell>
          <table:table-cell office:value-type="float" office:value="294069" calcext:value-type="float">
            <text:p>2940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heinland-Pfalz</text:p>
          </table:table-cell>
          <table:table-cell office:value-type="float" office:value="99" calcext:value-type="float">
            <text:p>99</text:p>
          </table:table-cell>
          <table:table-cell office:value-type="float" office:value="3053335" calcext:value-type="float">
            <text:p>3053335</text:p>
          </table:table-cell>
          <table:table-cell office:value-type="float" office:value="3080591" calcext:value-type="float">
            <text:p>3080591</text:p>
          </table:table-cell>
          <table:table-cell office:value-type="float" office:value="3053335" calcext:value-type="float">
            <text:p>3053335</text:p>
          </table:table-cell>
          <table:table-cell office:value-type="float" office:value="3080591" calcext:value-type="float">
            <text:p>3080591</text:p>
          </table:table-cell>
          <table:table-cell office:value-type="float" office:value="2325669" calcext:value-type="float">
            <text:p>2325669</text:p>
          </table:table-cell>
          <table:table-cell office:value-type="float" office:value="2351870" calcext:value-type="float">
            <text:p>2351870</text:p>
          </table:table-cell>
          <table:table-cell office:value-type="float" office:value="2334152" calcext:value-type="float">
            <text:p>2334152</text:p>
          </table:table-cell>
          <table:table-cell office:value-type="float" office:value="2362506" calcext:value-type="float">
            <text:p>2362506</text:p>
          </table:table-cell>
          <table:table-cell office:value-type="float" office:value="205790" calcext:value-type="float">
            <text:p>205790</text:p>
          </table:table-cell>
          <table:table-cell office:value-type="float" office:value="223659" calcext:value-type="float">
            <text:p>223659</text:p>
          </table:table-cell>
          <table:table-cell office:value-type="float" office:value="215205" calcext:value-type="float">
            <text:p>215205</text:p>
          </table:table-cell>
          <table:table-cell office:value-type="float" office:value="265688" calcext:value-type="float">
            <text:p>265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yern</text:p>
          </table:table-cell>
          <table:table-cell office:value-type="float" office:value="99" calcext:value-type="float">
            <text:p>99</text:p>
          </table:table-cell>
          <table:table-cell office:value-type="float" office:value="9517664" calcext:value-type="float">
            <text:p>9517664</text:p>
          </table:table-cell>
          <table:table-cell office:value-type="float" office:value="9522371" calcext:value-type="float">
            <text:p>9522371</text:p>
          </table:table-cell>
          <table:table-cell office:value-type="float" office:value="9517664" calcext:value-type="float">
            <text:p>9517664</text:p>
          </table:table-cell>
          <table:table-cell office:value-type="float" office:value="9522371" calcext:value-type="float">
            <text:p>9522371</text:p>
          </table:table-cell>
          <table:table-cell office:value-type="float" office:value="7553116" calcext:value-type="float">
            <text:p>7553116</text:p>
          </table:table-cell>
          <table:table-cell office:value-type="float" office:value="7371689" calcext:value-type="float">
            <text:p>7371689</text:p>
          </table:table-cell>
          <table:table-cell office:value-type="float" office:value="7571313" calcext:value-type="float">
            <text:p>7571313</text:p>
          </table:table-cell>
          <table:table-cell office:value-type="float" office:value="7393210" calcext:value-type="float">
            <text:p>7393210</text:p>
          </table:table-cell>
          <table:table-cell office:value-type="float" office:value="634098" calcext:value-type="float">
            <text:p>634098</text:p>
          </table:table-cell>
          <table:table-cell office:value-type="float" office:value="773542" calcext:value-type="float">
            <text:p>773542</text:p>
          </table:table-cell>
          <table:table-cell office:value-type="float" office:value="679915" calcext:value-type="float">
            <text:p>679915</text:p>
          </table:table-cell>
          <table:table-cell office:value-type="float" office:value="916300" calcext:value-type="float">
            <text:p>916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den-Württemberg</text:p>
          </table:table-cell>
          <table:table-cell office:value-type="float" office:value="99" calcext:value-type="float">
            <text:p>99</text:p>
          </table:table-cell>
          <table:table-cell office:value-type="float" office:value="7711531" calcext:value-type="float">
            <text:p>7711531</text:p>
          </table:table-cell>
          <table:table-cell office:value-type="float" office:value="7732597" calcext:value-type="float">
            <text:p>7732597</text:p>
          </table:table-cell>
          <table:table-cell office:value-type="float" office:value="7711531" calcext:value-type="float">
            <text:p>7711531</text:p>
          </table:table-cell>
          <table:table-cell office:value-type="float" office:value="7732597" calcext:value-type="float">
            <text:p>7732597</text:p>
          </table:table-cell>
          <table:table-cell office:value-type="float" office:value="5942743" calcext:value-type="float">
            <text:p>5942743</text:p>
          </table:table-cell>
          <table:table-cell office:value-type="float" office:value="5983231" calcext:value-type="float">
            <text:p>5983231</text:p>
          </table:table-cell>
          <table:table-cell office:value-type="float" office:value="5949660" calcext:value-type="float">
            <text:p>5949660</text:p>
          </table:table-cell>
          <table:table-cell office:value-type="float" office:value="5992968" calcext:value-type="float">
            <text:p>5992968</text:p>
          </table:table-cell>
          <table:table-cell office:value-type="float" office:value="561058" calcext:value-type="float">
            <text:p>561058</text:p>
          </table:table-cell>
          <table:table-cell office:value-type="float" office:value="690128" calcext:value-type="float">
            <text:p>690128</text:p>
          </table:table-cell>
          <table:table-cell office:value-type="float" office:value="571336" calcext:value-type="float">
            <text:p>571336</text:p>
          </table:table-cell>
          <table:table-cell office:value-type="float" office:value="730499" calcext:value-type="float">
            <text:p>730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arland</text:p>
          </table:table-cell>
          <table:table-cell office:value-type="float" office:value="99" calcext:value-type="float">
            <text:p>99</text:p>
          </table:table-cell>
          <table:table-cell office:value-type="float" office:value="755223" calcext:value-type="float">
            <text:p>755223</text:p>
          </table:table-cell>
          <table:table-cell office:value-type="float" office:value="777264" calcext:value-type="float">
            <text:p>777264</text:p>
          </table:table-cell>
          <table:table-cell office:value-type="float" office:value="755223" calcext:value-type="float">
            <text:p>755223</text:p>
          </table:table-cell>
          <table:table-cell office:value-type="float" office:value="777264" calcext:value-type="float">
            <text:p>777264</text:p>
          </table:table-cell>
          <table:table-cell office:value-type="float" office:value="573113" calcext:value-type="float">
            <text:p>573113</text:p>
          </table:table-cell>
          <table:table-cell office:value-type="float" office:value="585403" calcext:value-type="float">
            <text:p>585403</text:p>
          </table:table-cell>
          <table:table-cell office:value-type="float" office:value="573668" calcext:value-type="float">
            <text:p>573668</text:p>
          </table:table-cell>
          <table:table-cell office:value-type="float" office:value="585258" calcext:value-type="float">
            <text:p>585258</text:p>
          </table:table-cell>
          <table:table-cell office:value-type="float" office:value="56236" calcext:value-type="float">
            <text:p>56236</text:p>
          </table:table-cell>
          <table:table-cell office:value-type="float" office:value="54587" calcext:value-type="float">
            <text:p>54587</text:p>
          </table:table-cell>
          <table:table-cell office:value-type="float" office:value="57629" calcext:value-type="float">
            <text:p>57629</text:p>
          </table:table-cell>
          <table:table-cell office:value-type="float" office:value="58920" calcext:value-type="float">
            <text:p>5892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undesgebiet</text:p>
          </table:table-cell>
          <table:table-cell/>
          <table:table-cell office:value-type="float" office:value="61181072" calcext:value-type="float">
            <text:p>61181072</text:p>
          </table:table-cell>
          <table:table-cell office:value-type="float" office:value="61688485" calcext:value-type="float">
            <text:p>61688485</text:p>
          </table:table-cell>
          <table:table-cell office:value-type="float" office:value="61181072" calcext:value-type="float">
            <text:p>61181072</text:p>
          </table:table-cell>
          <table:table-cell office:value-type="float" office:value="61688485" calcext:value-type="float">
            <text:p>61688485</text:p>
          </table:table-cell>
          <table:table-cell office:value-type="float" office:value="46362013" calcext:value-type="float">
            <text:p>46362013</text:p>
          </table:table-cell>
          <table:table-cell office:value-type="float" office:value="46389615" calcext:value-type="float">
            <text:p>46389615</text:p>
          </table:table-cell>
          <table:table-cell office:value-type="float" office:value="46442023" calcext:value-type="float">
            <text:p>46442023</text:p>
          </table:table-cell>
          <table:table-cell office:value-type="float" office:value="46515492" calcext:value-type="float">
            <text:p>46515492</text:p>
          </table:table-cell>
          <table:table-cell office:value-type="float" office:value="4695611" calcext:value-type="float">
            <text:p>4695611</text:p>
          </table:table-cell>
          <table:table-cell office:value-type="float" office:value="5317499" calcext:value-type="float">
            <text:p>5317499</text:p>
          </table:table-cell>
          <table:table-cell office:value-type="float" office:value="4803902" calcext:value-type="float">
            <text:p>4803902</text:p>
          </table:table-cell>
          <table:table-cell office:value-type="float" office:value="5878115" calcext:value-type="float">
            <text:p>5878115</text:p>
          </table:table-cell>
        </table:table-row>
        <table:table-row table:style-name="ro1" table:number-rows-repeated="10485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20:41:11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date>2021-12-20T23:20:41.376000000</dc:date>
    <meta:editing-duration>PT2H19M4S</meta:editing-duration>
    <meta:editing-cycles>1</meta:editing-cycles>
    <meta:document-statistic meta:table-count="1" meta:cell-count="280" meta:object-count="0"/>
  </office:meta>
</office:document-meta>
</file>